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style:font-name="Times New Roman" style:font-name-asian="Times New Roman1" style:font-name-complex="Times New Roman1"/>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7"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8" style:family="paragraph" style:parent-style-name="Heading_20_3">
      <style:paragraph-properties fo:margin-top="0.1945in" fo:margin-bottom="0.0555in" loext:contextual-spacing="false" fo:line-height="100%" fo:keep-together="auto" fo:keep-with-next="auto"/>
    </style:style>
    <style:style style:name="P9" style:family="paragraph" style:parent-style-name="Heading_20_2">
      <style:paragraph-properties fo:margin-top="0.25in" fo:margin-bottom="0.0555in" loext:contextual-spacing="false" fo:line-height="100%" fo:keep-together="auto" fo:keep-with-next="auto"/>
    </style:style>
    <style:style style:name="T1" style:family="text">
      <style:text-properties style:font-name="Times New Roman" fo:font-size="23pt" fo:font-weight="bold" style:font-name-asian="Times New Roman1" style:font-size-asian="23pt" style:font-weight-asian="bold" style:font-name-complex="Times New Roman1" style:font-size-complex="23pt"/>
    </style:style>
    <style:style style:name="T2" style:family="text">
      <style:text-properties style:font-name="Times New Roman" fo:font-size="17pt" fo:font-weight="bold" style:font-name-asian="Times New Roman1" style:font-size-asian="17pt" style:font-weight-asian="bold" style:font-name-complex="Times New Roman1" style:font-size-complex="17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fo:color="#000000" style:font-name="Times New Roman" fo:font-size="13pt" fo:font-weight="bold" style:font-name-asian="Times New Roman1" style:font-size-asian="13pt" style:font-weight-asian="bold" style:font-name-complex="Times New Roman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e2psem3qzwsw"/><text:span text:style-name="T1">Amazon’s Use of Artificial Intelligence: Current Applications and Future Innovations</text:span></text:p>
      <text:p text:style-name="P9"><text:bookmark text:name="_gznseyc6m832"/><text:span text:style-name="T2">Overview and Origin</text:span></text:p>
      <text:p text:style-name="P1"><text:span text:style-name="T3">Amazon.com, Inc., founded by Jeff Bezos in 1994, has evolved from an online bookstore into a global technology giant, with AI playing a key role in its expansion. Initially built to revolutionize retail by offering a vast selection of books online, Amazon has since leveraged data and advanced technologies like artificial intelligence (AI) to optimize its operations and enhance customer experiences. AI now drives many of Amazon’s core businesses, including e-commerce, logistics, and cloud computing.</text:span></text:p>
      <text:p text:style-name="P1"><text:span text:style-name="T3">Since its founding, Amazon has been known for reinvesting profits into innovation, with AI being one of its most critical areas of focus. Amazon’s AI investments are apparent across its product recommendations, smart home devices, supply chain management, and cloud services. This paper explores how Amazon is utilizing AI to maintain a competitive edge and how the company plans to expand its use of AI in the future.</text:span></text:p>
      <text:p text:style-name="P9"><text:bookmark text:name="_2zndeunpdep4"/><text:span text:style-name="T2">Business Activities</text:span></text:p>
      <text:p text:style-name="P1"><text:span text:style-name="T3">Amazon’s business strategy revolves around using AI to solve complex problems, such as creating personalized shopping experiences, optimizing its vast logistics network, and offering scalable cloud computing services to other companies through Amazon Web Services (AWS).</text:span></text:p>
      <text:p text:style-name="P8"><text:bookmark text:name="_bciflcstbr7e"/><text:span text:style-name="T5">Personalization and Customer Experience</text:span></text:p>
      <text:p text:style-name="P1"><text:span text:style-name="T3">Amazon is well-known for its highly effective product recommendation engine, which is powered by AI algorithms. This system uses machine learning and collaborative filtering to suggest items based on user behavior, purchasing patterns, and browsing history. These personalized recommendations are responsible for a significant portion of Amazon’s sales, as they encourage customers to discover products that meet their specific needs. Amazon’s algorithms continuously learn from customer interactions to refine and improve the accuracy of these suggestions.</text:span></text:p>
      <text:p text:style-name="P1"><text:span text:style-name="T3">In addition to personalized recommendations, Amazon uses AI to dynamically adjust product prices in response to changing market conditions, competition, and demand. This dynamic pricing model allows Amazon to remain competitive while maximizing profits.</text:span></text:p>
      <text:p text:style-name="P8"><text:bookmark text:name="_er47l6xxbacb"/><text:span text:style-name="T5">Alexa and Voice Recognition</text:span></text:p>
      <text:p text:style-name="P1"><text:span text:style-name="T3">Amazon’s Alexa, a voice-activated virtual assistant, is one of the company’s flagship AI products. Alexa’s AI system is built on natural language processing (NLP) and machine learning technologies, allowing it to understand and respond to voice commands in a conversational manner. Alexa has become a central feature in smart homes, offering services such as controlling home appliances, answering questions, and managing daily tasks.</text:span></text:p>
      <text:p text:style-name="P1"><text:span text:style-name="T3">Through Alexa, Amazon has established a presence in the voice commerce market, enabling customers to make purchases through voice commands. Over time, Alexa has become smarter and more responsive as it learns from user interactions. Amazon continues to invest heavily in AI research to make Alexa more intuitive, aiming to create a fully integrated voice-based shopping experience.</text:span></text:p>
      <text:p text:style-name="P8"><text:bookmark text:name="_pyo2pnrrih1s"/><text:span text:style-name="T5">Amazon Go and AI-Powered Retail</text:span></text:p>
      <text:p text:style-name="P1"><text:span text:style-name="T3">Amazon’s AI extends beyond online shopping and into its physical retail operations. The company’s Amazon Go stores use AI to create a cashier-less shopping experience. These stores rely on a combination of computer vision, sensor fusion, and deep learning algorithms to track customer movements and detect what items they pick up. When customers leave the store, the AI system automatically charges them for the items in their virtual cart, eliminating the need for traditional checkout lines.</text:span></text:p>
      <text:p text:style-name="P1"><text:span text:style-name="T3">This innovation showcases Amazon’s ability to apply AI to real-world environments, streamlining the shopping experience and reducing the need for human labor.</text:span></text:p>
      <text:p text:style-name="P8"><text:bookmark text:name="_macfgteb387e"/><text:span text:style-name="T5">Logistics and Supply Chain Optimization</text:span></text:p>
      <text:p text:style-name="P1"><text:span text:style-name="T3">Amazon’s vast logistics network is powered by sophisticated AI systems that optimize everything from inventory management to delivery routes. AI plays a critical role in predicting demand, ensuring that products are stocked efficiently in the company’s fulfillment centers. Predictive analytics allow Amazon to anticipate which products will be in high demand based on seasonality, customer preferences, and market trends, reducing overstock and stockouts.</text:span></text:p>
      <text:p text:style-name="P1"><text:span text:style-name="T3">Additionally, AI is used to optimize delivery routes and estimate delivery times. By analyzing real-time data, Amazon’s AI algorithms help delivery drivers avoid traffic and select the fastest routes, ensuring packages arrive as quickly as possible. This optimization has enabled Amazon to offer its Prime members same-day and next-day delivery in many regions, further enhancing the customer experience.</text:span></text:p>
      <text:p text:style-name="P1"><text:span text:style-name="T3">Amazon has also invested heavily in robotics to automate its fulfillment centers. Kiva robots, now rebranded as Amazon Robotics, use AI to move shelves and organize inventory efficiently. These robots not only reduce labor costs but also significantly increase the speed of order fulfillment.</text:span></text:p>
      <text:p text:style-name="P8"><text:bookmark text:name="_27x1zder05sv"/><text:span text:style-name="T5">AI in Amazon Web Services (AWS)</text:span></text:p>
      <text:p text:style-name="P1"><text:span text:style-name="T3">Amazon Web Services (AWS), Amazon’s cloud computing division, is a leader in providing AI tools and infrastructure to other businesses. AWS offers a range of machine learning and AI services, such as Amazon SageMaker for building, training, and deploying machine learning models, and Amazon Rekognition, which uses AI to analyze images and videos for applications like facial recognition and object detection.</text:span></text:p>
      <text:p text:style-name="P1"><text:span text:style-name="T3">AWS enables companies across various industries to leverage AI without needing to develop in-house expertise. Amazon’s success in this space positions it as a dominant force not only in e-commerce but also in the burgeoning AI-as-a-service market.</text:span></text:p>
      <text:p text:style-name="P9"><text:bookmark text:name="_phf9lfxji1ri"/><text:span text:style-name="T2">The Future of AI at Amazon</text:span></text:p>
      <text:p text:style-name="P8"><text:bookmark text:name="_4fznqwquv68h"/><text:span text:style-name="T5">Autonomous Delivery and Logistics</text:span></text:p>
      <text:p text:style-name="P1"><text:span text:style-name="T3">Looking forward, Amazon’s next major leap in AI innovation is focused on autonomous delivery systems. Amazon is already testing drones through its Prime Air initiative to provide faster delivery services, and the company is developing autonomous delivery vehicles and robots to further streamline the logistics process. By utilizing AI for navigation, route planning, and real-time decision-making, Amazon aims to reduce the need for human drivers, making deliveries faster and more cost-effective.</text:span></text:p>
      <text:p text:style-name="P8"><text:bookmark text:name="_w24k2gv4txiy"/><text:soft-page-break/><text:span text:style-name="T5">Advanced AI for Alexa and Beyond</text:span></text:p>
      <text:p text:style-name="P1"><text:span text:style-name="T3">Amazon has ambitious plans to make Alexa more human-like in its understanding and interactions. The company is investing in advanced AI research to improve natural language understanding, making Alexa capable of more complex conversations and proactive assistance. Amazon envisions Alexa as an integral part of everyday life, where it can anticipate user needs and execute tasks seamlessly.</text:span></text:p>
      <text:p text:style-name="P8"><text:bookmark text:name="_sh4wno73omqs"/><text:span text:style-name="T5">AI in Healthcare</text:span></text:p>
      <text:p text:style-name="P1"><text:span text:style-name="T3">Another area where Amazon is expanding its AI footprint is in healthcare. Through acquisitions like PillPack, Amazon is exploring how AI can be used to streamline pharmacy operations, enhance telemedicine services, and provide personalized healthcare recommendations. AI could help Amazon manage health data more efficiently, improving patient outcomes and reducing costs in the healthcare sector.</text:span></text:p>
      <text:p text:style-name="P9"><text:bookmark text:name="_6emm32aggrjf"/><text:span text:style-name="T2">Ethical Considerations and Challenges</text:span></text:p>
      <text:p text:style-name="P1"><text:span text:style-name="T3">As Amazon continues to push the boundaries of AI, there are significant ethical considerations to address. These include:</text:span></text:p>
      <text:list xml:id="list1422766712" text:style-name="WWNum2">
        <text:list-item>
          <text:p text:style-name="P3"><text:span text:style-name="T3">Data privacy concerns: Amazon collects vast amounts of user data to train its AI models, raising concerns about how this data is stored, shared, and protected.</text:span></text:p>
        </text:list-item>
        <text:list-item>
          <text:p text:style-name="P4"><text:span text:style-name="T3">Bias in AI algorithms: There have been instances where AI systems, including those used by Amazon, have exhibited biases in areas like hiring and product recommendations.</text:span></text:p>
        </text:list-item>
        <text:list-item>
          <text:p text:style-name="P5"><text:span text:style-name="T3">Job displacement: The increasing use of AI and robotics in Amazon’s fulfillment centers and logistics operations could displace a significant portion of its workforce, raising concerns about the future of employment.</text:span></text:p>
        </text:list-item>
      </text:list>
      <text:p text:style-name="P1"><text:span text:style-name="T3">To maintain public trust, Amazon will need to continue investing in ethical AI practices and ensure transparency in how its AI systems are developed and used.</text:span></text:p>
      <text:p text:style-name="P9"><text:bookmark text:name="_krw5ylntbzcr"/><text:span text:style-name="T2">Conclusion</text:span></text:p>
      <text:p text:style-name="P1"><text:span text:style-name="T3">Amazon’s use of artificial intelligence has transformed the company into a global leader not only in e-commerce but also in cloud computing and logistics. From personalized recommendations and voice assistants to cashier-less stores and autonomous delivery systems, AI is at the heart of Amazon’s innovation strategy. Moving forward, Amazon’s commitment to AI-driven solutions, particularly in autonomous delivery and healthcare, will likely define the next era of its growth.</text:span></text:p>
      <text:p text:style-name="P1"><text:span text:style-name="T3">However, as Amazon expands its AI capabilities, it must also address the ethical challenges associated with data privacy, bias, and automation. By continuing to innovate responsibly, Amazon is well-positioned to remain at the forefront of the AI revolution, shaping the future of technology and commerce. <text:s/>This paper was enhanced by insights and information provided through ChatGPT, an AI language model developed by OpenAI, which helped to organize and articulate Amazon’s AI strategies and future directions.</text:span></text:p>
      <text:p text:style-name="P2"/>
      <text:p text:style-name="P1"><text:span text:style-name="T3">Reference:</text:span></text:p>
      <text:list xml:id="list3686288155" text:style-name="WWNum1">
        <text:list-item>
          <text:p text:style-name="P6"><text:span text:style-name="T3">OpenAI. (2024, October 21). Discussion about Amazon’s AI strategies and innovations. In </text:span><text:span text:style-name="T4">ChatGPT</text:span><text:span text:style-name="T3">.</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0" meta:word-count="1304" meta:character-count="8925" meta:non-whitespace-character-count="7664"/>
    <meta:generator>LibreOfficeDev/6.0.5.2$Linux_X86_64 LibreOffice_project/</meta:generator>
  </office:meta>
</office:document-meta>
</file>